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P5" style:parent-style-name="Normal" style:family="paragraph">
      <style:text-properties fo:language="en" fo:country="US"/>
    </style:style>
    <style:style style:name="T6" style:parent-style-name="DefaultParagraphFont" style:family="text">
      <style:text-properties style:font-name-complex="Calibri" fo:color="#222222" fo:background-color="#FFFFFF"/>
    </style:style>
    <style:style style:name="T7" style:parent-style-name="Hyperlink" style:family="text">
      <style:text-properties style:font-name-complex="Calibri" fo:color="#0B0080" style:text-position="super 63.6%" fo:background-color="#FFFFFF"/>
    </style:style>
    <style:style style:name="T8" style:parent-style-name="DefaultParagraphFont" style:family="text">
      <style:text-properties style:font-name-complex="Calibri" fo:color="#222222" fo:background-color="#FFFFFF"/>
    </style:style>
    <style:style style:name="P9" style:parent-style-name="NormalWeb" style:family="paragraph">
      <style:paragraph-properties fo:margin-top="0.0833in" fo:margin-bottom="0.0833in" fo:background-color="#FFFFFF"/>
    </style:style>
    <style:style style:name="T10" style:parent-style-name="DefaultParagraphFont" style:family="text">
      <style:text-properties style:font-name="Calibri" style:font-name-complex="Calibri" fo:color="#222222" fo:font-size="11pt" style:font-size-asian="11pt" style:font-size-complex="11pt"/>
    </style:style>
    <style:style style:name="T11" style:parent-style-name="Hyperlink" style:family="text">
      <style:text-properties style:font-name="Calibri" style:font-name-complex="Calibri" fo:color="#0B0080" style:text-position="super 63.6%" fo:font-size="11pt" style:font-size-asian="11pt" style:font-size-complex="11pt" style:text-underline-type="none"/>
    </style:style>
    <style:style style:name="T12" style:parent-style-name="DefaultParagraphFont" style:family="text">
      <style:text-properties style:font-name="Calibri" style:font-name-complex="Calibri" fo:color="#222222" fo:font-size="11pt" style:font-size-asian="11pt" style:font-size-complex="11pt"/>
    </style:style>
    <style:style style:name="T13" style:parent-style-name="Hyperlink" style:family="text">
      <style:text-properties style:font-name="Calibri" style:font-name-complex="Calibri" fo:color="#0B0080" fo:font-size="11pt" style:font-size-asian="11pt" style:font-size-complex="11pt" style:text-underline-type="none"/>
    </style:style>
    <style:style style:name="T14" style:parent-style-name="DefaultParagraphFont" style:family="text">
      <style:text-properties style:font-name="Calibri" style:font-name-complex="Calibri" fo:color="#222222" fo:font-size="11pt" style:font-size-asian="11pt" style:font-size-complex="11pt"/>
    </style:style>
    <style:style style:name="P15" style:parent-style-name="NormalWeb" style:family="paragraph">
      <style:paragraph-properties fo:margin-top="0.0833in" fo:margin-bottom="0.0833in" fo:background-color="#FFFFFF"/>
      <style:text-properties style:font-name="Calibri" style:font-name-complex="Calibri" fo:color="#222222" fo:font-size="11pt" style:font-size-asian="11pt" style:font-size-complex="11pt"/>
    </style:style>
    <style:style style:name="T16" style:parent-style-name="DefaultParagraphFont" style:family="text">
      <style:text-properties fo:language="en" fo:country="US"/>
    </style:style>
    <style:style style:name="T17" style:parent-style-name="DefaultParagraphFont" style:family="text">
      <style:text-properties fo:language="en" fo:country="US"/>
    </style:style>
    <style:style style:name="T18" style:parent-style-name="DefaultParagraphFont" style:family="text">
      <style:text-properties fo:language="en" fo:country="US"/>
    </style:style>
    <style:style style:name="T19" style:parent-style-name="DefaultParagraphFont" style:family="text">
      <style:text-properties fo:language="en" fo:country="US"/>
    </style:style>
    <style:style style:name="T20" style:parent-style-name="DefaultParagraphFont" style:family="text">
      <style:text-properties fo:language="en" fo:country="US"/>
    </style:style>
  </office:automatic-styles>
  <office:body>
    <office:text text:use-soft-page-breaks="true">
      <text:h text:style-name="P1" text:outline-level="1">Introduction</text:h>
      <text:p text:style-name="P2"/>
      <text:p text:style-name="Normal"><text:span text:style-name="T3">Vaadin is an open source web framework that helps Java developers build great user experiences with minimal effort. Focus on creating apps that your users will </text:span><text:span text:style-name="T4">love</text:span></text:p>
      <text:p text:style-name="P5">Vaadin makes it easy to build beautiful web apps in Java. The included library of UI components is designed to work well on both mobile and desktop. Your users will appreciate the attention to detail while you can focus on the functionality.</text:p>
      <text:p text:style-name="Normal"><text:span text:style-name="T6">On February 22, 2017, Vaadin Framework 8 was released.</text:span><text:a xlink:href="https://en.wikipedia.org/wiki/Vaadin#cite_note-4" office:target-frame-name="_top" xlink:show="replace"><text:span text:style-name="T7">[4]</text:span></text:a><text:span text:style-name="T8"> Improvements include a re-written data binding API utilizing modern Java features such as type parameters and lambda expressions, and more efficient memory and CPU usage.</text:span></text:p>
      <text:p text:style-name="P9"><text:span text:style-name="T10">On June 25, 2018, Vaadin 10 was released.</text:span><text:a xlink:href="https://en.wikipedia.org/wiki/Vaadin#cite_note-5" office:target-frame-name="_top" xlink:show="replace"><text:span text:style-name="T11">[5]</text:span></text:a><text:span text:style-name="T12"> Vaadin 10 made possible to use Vaadin's components from any technology compatible with </text:span><text:a office:title="Web Components" xlink:href="https://en.wikipedia.org/wiki/Web_Components" office:target-frame-name="_top" xlink:show="replace"><text:span text:style-name="T13">Web Components</text:span></text:a><text:span text:style-name="T14"> and enhanced Vaadin Directory to include Web Components distribution. Vaadin Flow–the next generation of Vaadin Framework–was presented as a server-side Java web framework on top of the Vaadin components.</text:span></text:p>
      <text:p text:style-name="P15">On September 5, 2018, Vaadin 11 was released with Gradle integration, a few new components and Vaadin Charts 6.1.</text:p>
      <text:p text:style-name="Normal"/>
      <text:h text:style-name="Heading1" text:outline-level="1"><text:span text:style-name="T16">Framework</text:span></text:h>
      <text:h text:style-name="Heading1" text:outline-level="1"><text:span text:style-name="T17">Components</text:span></text:h>
      <text:h text:style-name="Heading1" text:outline-level="1"><text:span text:style-name="T18">Vaadin designer</text:span></text:h>
      <text:h text:style-name="Heading1" text:outline-level="1"><text:span text:style-name="T19">Pro’s &amp; con’s</text:span></text:h>
      <text:h text:style-name="Heading1" text:outline-level="1"><text:span text:style-name="T20">Demo</text:span></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NL" style:language-asian="en" style:country-asian="NL"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Wingdings"/>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Wingdings"/>
    </style:style>
    <style:style style:name="WW_CharLFO1LVL5" style:family="text">
      <style:text-properties style:font-name="Wingdings"/>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Wingdings"/>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Wingdings"/>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ouzak,Ibrahim I.</meta:initial-creator>
    <dc:creator>Kouzak,Ibrahim I.</dc:creator>
    <meta:creation-date>2019-10-05T13:04:00Z</meta:creation-date>
    <dc:date>2019-10-05T13:10:00Z</dc:date>
    <meta:template xlink:href="Normal" xlink:type="simple"/>
    <meta:editing-cycles>3</meta:editing-cycles>
    <meta:editing-duration>PT360S</meta:editing-duration>
    <meta:document-statistic meta:page-count="1" meta:paragraph-count="2" meta:word-count="208" meta:character-count="1392" meta:row-count="9" meta:non-whitespace-character-count="1186"/>
  </office:meta>
</office:document-meta>
</file>